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85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BCO:'observing process'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5:44:54.29209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5:45:15.543618041</dc:date>
    <dc:creator>Brian </dc:creator>
    <meta:editing-duration>P20DT13H16M51S</meta:editing-duration>
    <meta:editing-cycles>68</meta:editing-cycles>
    <meta:generator>LibreOffice/5.1.4.2$Linux_X86_64 LibreOffice_project/10m0$Build-2</meta:generator>
    <meta:document-statistic meta:table-count="1" meta:cell-count="165" meta:object-count="0"/>
  </office:meta>
</office:document-meta>
</file>